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96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96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96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96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96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96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96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96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96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34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/>
    </style:style>
    <style:style style:name="T30" style:family="text">
      <style:text-properties fo:color="#ff3333"/>
    </style:style>
    <style:style style:name="T31" style:family="text">
      <style:text-properties fo:color="#ff3333" fo:language="en" fo:country="US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">ПРОТОКОЛ <text:span text:style-name="T8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3">$serial</text:span></text:p>
      <text:p text:style-name="P19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2"/>
      <text:p text:style-name="P27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5">H</text:span>*(10) = <text:span text:style-name="T18"><text:s/></text:span><text:span text:style-name="T16">$bground </text:span><text:s/>нЗв/ч, <text:s/>согласно методике, изложенной в <text:span text:style-name="T29">МП. </text:span><text:span text:style-name="T30">МН-</text:span><text:span text:style-name="T31">854</text:span><text:span text:style-name="T30">-200</text:span><text:span text:style-name="T31">0</text:span></text:p>
      <text:p text:style-name="P20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28">- <text:span text:style-name="T3">$facility_110</text:span>;</text:p>
      <text:p text:style-name="P28">- <text:span text:style-name="T3">$facility_1</text:span><text:span text:style-name="T8">3</text:span><text:span text:style-name="T3">0</text:span>;</text:p>
      <text:p text:style-name="P13"><text:span text:style-name="T6">б</text:span><text:span text:style-name="T7">)<text:tab/></text:span><text:span text:style-name="T6">Оборудование</text:span><text:span text:style-name="T7">:</text:span></text:p>
      <text:p text:style-name="P29">- пульт проверки БД ТИАЯ.441546.001, или адаптер интерфейсный ТИАЯ.468369.004 с ПЭВМ, управляемой программой “SARKtech”;</text:p>
      <text:p text:style-name="P21">2. Поверка блоков детектирования</text:p>
      <text:p text:style-name="P12">а)<text:tab/>Внешний осмотр и опробование БД:</text:p>
      <text:p text:style-name="P30">- документация<text:tab/></text:p>
      <text:p text:style-name="P30">- отсутствие механических повреждений<text:tab/></text:p>
      <text:p text:style-name="P31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0">- контроль работоспособности<text:tab/></text:p>
      <text:p text:style-name="P12"><text:span text:style-name="T8">б</text:span>)<text:tab/>Определение допускаемой основной относительной погрешности измерения <text:s/>мощности <text:span text:style-name="T8">поглощенной</text:span> дозы измерителя с БДКГ–<text:span text:style-name="T8">25</text:span>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8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<text:span text:style-name="T26">Гр</text:span>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32">D</text:span><text:span text:style-name="T10">1</text:span></text:p>
          </table:table-cell>
          <table:table-cell table:style-name="t1.D3" office:value-type="string">
            <text:p text:style-name="P23"><text:span text:style-name="T33">D</text:span><text:span text:style-name="T10">2</text:span></text:p>
          </table:table-cell>
          <table:table-cell table:style-name="t1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<text:span text:style-name="T8">0,07</text:span> <text:span text:style-name="T8">Гр</text:span>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3">30</text:span></text:p>
          </table:table-cell>
        </table:table-row>
        <table:table-row table:style-name="t1.5">
          <table:table-cell table:style-name="t1.A5" office:value-type="string">
            <text:p text:style-name="P8"><text:span text:style-name="T8">0,</text:span>7 <text:span text:style-name="T8">Гр</text:span>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к<text:span text:style-name="T8">Гр</text:span>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7<text:span text:style-name="T8">0</text:span> <text:span text:style-name="T8">мкГр/ч</text:span>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м<text:span text:style-name="T8">Гр</text:span>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<text:span text:style-name="T8">Гр</text:span>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70</text:span> <text:span text:style-name="T8">мГр</text:span>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<text:span text:style-name="T8">0,</text:span>7 <text:span text:style-name="T8">Гр</text:span>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8">БДКГ-25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2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<text:span text:style-name="T26">Гр</text:span>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32">D</text:span><text:span text:style-name="T10">1</text:span></text:p>
          </table:table-cell>
          <table:table-cell table:style-name="t2.D3" office:value-type="string">
            <text:p text:style-name="P23"><text:span text:style-name="T33">D</text:span><text:span text:style-name="T10">2</text:span></text:p>
          </table:table-cell>
          <table:table-cell table:style-name="t2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<text:span text:style-name="T8">0,07</text:span> <text:span text:style-name="T8">Гр</text:span>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33">±30</text:p>
          </table:table-cell>
        </table:table-row>
        <table:table-row table:style-name="t2.5">
          <table:table-cell table:style-name="t2.A5" office:value-type="string">
            <text:p text:style-name="P8"><text:span text:style-name="T8">0,</text:span>7 <text:span text:style-name="T8">Гр</text:span>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 мк<text:span text:style-name="T8">Гр</text:span>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7<text:span text:style-name="T8">0</text:span> <text:span text:style-name="T8">мкГр/ч</text:span>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8">0,</text:span>7 м<text:span text:style-name="T8">Гр</text:span>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 м<text:span text:style-name="T8">Гр</text:span>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8">70</text:span> <text:span text:style-name="T8">мГр</text:span>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<text:span text:style-name="T8">0,</text:span>7 <text:span text:style-name="T8">Гр</text:span>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8">БДКГ-25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3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<text:span text:style-name="T26">Гр</text:span>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32">D</text:span><text:span text:style-name="T10">1</text:span></text:p>
          </table:table-cell>
          <table:table-cell table:style-name="t3.D3" office:value-type="string">
            <text:p text:style-name="P23"><text:span text:style-name="T33">D</text:span><text:span text:style-name="T10">2</text:span></text:p>
          </table:table-cell>
          <table:table-cell table:style-name="t3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<text:span text:style-name="T8">0,07</text:span> <text:span text:style-name="T8">Гр</text:span>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33">±30</text:p>
          </table:table-cell>
        </table:table-row>
        <table:table-row table:style-name="t3.5">
          <table:table-cell table:style-name="t3.A5" office:value-type="string">
            <text:p text:style-name="P8"><text:span text:style-name="T8">0,</text:span>7 <text:span text:style-name="T8">Гр</text:span>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 мк<text:span text:style-name="T8">Гр</text:span>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7<text:span text:style-name="T8">0</text:span> <text:span text:style-name="T8">мкГр/ч</text:span>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8">0,</text:span>7 м<text:span text:style-name="T8">Гр</text:span>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 м<text:span text:style-name="T8">Гр</text:span>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8">70</text:span> <text:span text:style-name="T8">мГр</text:span>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<text:span text:style-name="T8">0,</text:span>7 <text:span text:style-name="T8">Гр</text:span>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Блок детектирования <text:span text:style-name="T8">БДКГ-25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4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<text:span text:style-name="T26">Гр</text:span>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32">D</text:span><text:span text:style-name="T10">1</text:span></text:p>
          </table:table-cell>
          <table:table-cell table:style-name="t4.D3" office:value-type="string">
            <text:p text:style-name="P23"><text:span text:style-name="T33">D</text:span><text:span text:style-name="T10">2</text:span></text:p>
          </table:table-cell>
          <table:table-cell table:style-name="t4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<text:span text:style-name="T8">0,07</text:span> <text:span text:style-name="T8">Гр</text:span>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33">±30</text:p>
          </table:table-cell>
        </table:table-row>
        <table:table-row table:style-name="t4.5">
          <table:table-cell table:style-name="t4.A5" office:value-type="string">
            <text:p text:style-name="P8"><text:span text:style-name="T8">0,</text:span>7 <text:span text:style-name="T8">Гр</text:span>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 мк<text:span text:style-name="T8">Гр</text:span>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7<text:span text:style-name="T8">0</text:span> <text:span text:style-name="T8">мкГр/ч</text:span>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8">0,</text:span>7 м<text:span text:style-name="T8">Гр</text:span>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 м<text:span text:style-name="T8">Гр</text:span>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8">70</text:span> <text:span text:style-name="T8">мГр</text:span>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<text:span text:style-name="T8">0,</text:span>7 <text:span text:style-name="T8">Гр</text:span>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8">БДКГ-25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5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<text:span text:style-name="T26">Гр</text:span>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32">D</text:span><text:span text:style-name="T10">1</text:span></text:p>
          </table:table-cell>
          <table:table-cell table:style-name="t5.D3" office:value-type="string">
            <text:p text:style-name="P23"><text:span text:style-name="T33">D</text:span><text:span text:style-name="T10">2</text:span></text:p>
          </table:table-cell>
          <table:table-cell table:style-name="t5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<text:span text:style-name="T8">0,07</text:span> <text:span text:style-name="T8">Гр</text:span>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33">±30</text:p>
          </table:table-cell>
        </table:table-row>
        <table:table-row table:style-name="t5.5">
          <table:table-cell table:style-name="t5.A5" office:value-type="string">
            <text:p text:style-name="P8"><text:span text:style-name="T8">0,</text:span>7 <text:span text:style-name="T8">Гр</text:span>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 мк<text:span text:style-name="T8">Гр</text:span>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7<text:span text:style-name="T8">0</text:span> <text:span text:style-name="T8">мкГр/ч</text:span>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8">0,</text:span>7 м<text:span text:style-name="T8">Гр</text:span>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 м<text:span text:style-name="T8">Гр</text:span>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8">70</text:span> <text:span text:style-name="T8">мГр</text:span>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<text:span text:style-name="T8">0,</text:span>7 <text:span text:style-name="T8">Гр</text:span>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8">БДКГ-25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6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<text:span text:style-name="T26">Гр</text:span>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32">D</text:span><text:span text:style-name="T10">1</text:span></text:p>
          </table:table-cell>
          <table:table-cell table:style-name="t6.D3" office:value-type="string">
            <text:p text:style-name="P23"><text:span text:style-name="T33">D</text:span><text:span text:style-name="T10">2</text:span></text:p>
          </table:table-cell>
          <table:table-cell table:style-name="t6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<text:span text:style-name="T8">0,07</text:span> <text:span text:style-name="T8">Гр</text:span>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33">±30</text:p>
          </table:table-cell>
        </table:table-row>
        <table:table-row table:style-name="t6.5">
          <table:table-cell table:style-name="t6.A5" office:value-type="string">
            <text:p text:style-name="P8"><text:span text:style-name="T8">0,</text:span>7 <text:span text:style-name="T8">Гр</text:span>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 мк<text:span text:style-name="T8">Гр</text:span>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7<text:span text:style-name="T8">0</text:span> <text:span text:style-name="T8">мкГр/ч</text:span>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8">0,</text:span>7 м<text:span text:style-name="T8">Гр</text:span>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 м<text:span text:style-name="T8">Гр</text:span>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8">70</text:span> <text:span text:style-name="T8">мГр</text:span>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<text:span text:style-name="T8">0,</text:span>7 <text:span text:style-name="T8">Гр</text:span>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8">БДКГ-25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7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<text:span text:style-name="T26">Гр</text:span>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32">D</text:span><text:span text:style-name="T10">1</text:span></text:p>
          </table:table-cell>
          <table:table-cell table:style-name="t7.D3" office:value-type="string">
            <text:p text:style-name="P23"><text:span text:style-name="T33">D</text:span><text:span text:style-name="T10">2</text:span></text:p>
          </table:table-cell>
          <table:table-cell table:style-name="t7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<text:span text:style-name="T8">0,07</text:span> <text:span text:style-name="T8">Гр</text:span>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33">±30</text:p>
          </table:table-cell>
        </table:table-row>
        <table:table-row table:style-name="t7.5">
          <table:table-cell table:style-name="t7.A5" office:value-type="string">
            <text:p text:style-name="P8"><text:span text:style-name="T8">0,</text:span>7 <text:span text:style-name="T8">Гр</text:span>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 мк<text:span text:style-name="T8">Гр</text:span>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7<text:span text:style-name="T8">0</text:span> <text:span text:style-name="T8">мкГр/ч</text:span>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8">0,</text:span>7 м<text:span text:style-name="T8">Гр</text:span>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 м<text:span text:style-name="T8">Гр</text:span>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8">70</text:span> <text:span text:style-name="T8">мГр</text:span>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<text:span text:style-name="T8">0,</text:span>7 <text:span text:style-name="T8">Гр</text:span>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8">БДКГ-25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8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<text:span text:style-name="T26">Гр</text:span>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32">D</text:span><text:span text:style-name="T10">1</text:span></text:p>
          </table:table-cell>
          <table:table-cell table:style-name="t8.D3" office:value-type="string">
            <text:p text:style-name="P23"><text:span text:style-name="T33">D</text:span><text:span text:style-name="T10">2</text:span></text:p>
          </table:table-cell>
          <table:table-cell table:style-name="t8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<text:span text:style-name="T8">0,07</text:span> <text:span text:style-name="T8">Гр</text:span>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33">±30</text:p>
          </table:table-cell>
        </table:table-row>
        <table:table-row table:style-name="t8.5">
          <table:table-cell table:style-name="t8.A5" office:value-type="string">
            <text:p text:style-name="P8"><text:span text:style-name="T8">0,</text:span>7 <text:span text:style-name="T8">Гр</text:span>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 мк<text:span text:style-name="T8">Гр</text:span>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7<text:span text:style-name="T8">0</text:span> <text:span text:style-name="T8">мкГр/ч</text:span>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8">0,</text:span>7 м<text:span text:style-name="T8">Гр</text:span>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 м<text:span text:style-name="T8">Гр</text:span>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8">70</text:span> <text:span text:style-name="T8">мГр</text:span>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<text:span text:style-name="T8">0,</text:span>7 <text:span text:style-name="T8">Гр</text:span>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8">БДКГ-25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9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<text:span text:style-name="T26">Гр</text:span>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32">D</text:span><text:span text:style-name="T10">1</text:span></text:p>
          </table:table-cell>
          <table:table-cell table:style-name="t9.D3" office:value-type="string">
            <text:p text:style-name="P23"><text:span text:style-name="T33">D</text:span><text:span text:style-name="T10">2</text:span></text:p>
          </table:table-cell>
          <table:table-cell table:style-name="t9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<text:span text:style-name="T8">0,07</text:span> <text:span text:style-name="T8">Гр</text:span>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33">±30</text:p>
          </table:table-cell>
        </table:table-row>
        <table:table-row table:style-name="t9.5">
          <table:table-cell table:style-name="t9.A5" office:value-type="string">
            <text:p text:style-name="P8"><text:span text:style-name="T8">0,</text:span>7 <text:span text:style-name="T8">Гр</text:span>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 мк<text:span text:style-name="T8">Гр</text:span>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7<text:span text:style-name="T8">0</text:span> <text:span text:style-name="T8">мкГр/ч</text:span>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8">0,</text:span>7 м<text:span text:style-name="T8">Гр</text:span>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 м<text:span text:style-name="T8">Гр</text:span>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8">70</text:span> <text:span text:style-name="T8">мГр</text:span>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<text:span text:style-name="T8">0,</text:span>7 <text:span text:style-name="T8">Гр</text:span>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Блок детектирования <text:span text:style-name="T8">БДКГ-25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0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<text:span text:style-name="T26">Гр</text:span>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32">D</text:span><text:span text:style-name="T10">1</text:span></text:p>
          </table:table-cell>
          <table:table-cell table:style-name="t10.D3" office:value-type="string">
            <text:p text:style-name="P23"><text:span text:style-name="T33">D</text:span><text:span text:style-name="T10">2</text:span></text:p>
          </table:table-cell>
          <table:table-cell table:style-name="t10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<text:span text:style-name="T8">0,07</text:span> <text:span text:style-name="T8">Гр</text:span>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33">±30</text:p>
          </table:table-cell>
        </table:table-row>
        <table:table-row table:style-name="t10.5">
          <table:table-cell table:style-name="t10.A5" office:value-type="string">
            <text:p text:style-name="P8"><text:span text:style-name="T8">0,</text:span>7 <text:span text:style-name="T8">Гр</text:span>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 мк<text:span text:style-name="T8">Гр</text:span>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<text:span text:style-name="T8">0</text:span> <text:span text:style-name="T8">мкГр/ч</text:span>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8">0,</text:span>7 м<text:span text:style-name="T8">Гр</text:span>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 м<text:span text:style-name="T8">Гр</text:span>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8">70</text:span> <text:span text:style-name="T8">мГр</text:span>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<text:span text:style-name="T8">0,</text:span>7 <text:span text:style-name="T8">Гр</text:span>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6">Блок детектирования <text:span text:style-name="T8">БДКГ-25 </text:span>зав № $bd_num<text:span text:style-name="T8">11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1.B2" table:number-rows-spanned="3" office:value-type="string">
            <text:p text:style-name="P16">Номер источ-ника</text:p>
          </table:table-cell>
          <table:table-cell table:style-name="t1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1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3">Фон, н<text:span text:style-name="T26">Гр</text:span>/ч</text:p>
          </table:table-cell>
          <table:table-cell table:style-name="t1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4"><text:span text:style-name="T32">D</text:span><text:span text:style-name="T10">1</text:span></text:p>
          </table:table-cell>
          <table:table-cell table:style-name="t11.D3" office:value-type="string">
            <text:p text:style-name="P23"><text:span text:style-name="T33">D</text:span><text:span text:style-name="T10">2</text:span></text:p>
          </table:table-cell>
          <table:table-cell table:style-name="t11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8"><text:span text:style-name="T8">0,07</text:span> <text:span text:style-name="T8">Гр</text:span>Зв/ч</text:p>
          </table:table-cell>
          <table:table-cell table:style-name="t11.B5" office:value-type="string">
            <text:p text:style-name="P11">$11-30</text:p>
          </table:table-cell>
          <table:table-cell table:style-name="t11.B5" office:value-type="string">
            <text:p text:style-name="P11">$11-40</text:p>
          </table:table-cell>
          <table:table-cell table:style-name="t11.B5" office:value-type="string">
            <text:p text:style-name="P11">$11-50</text:p>
          </table:table-cell>
          <table:table-cell table:style-name="t11.B5" office:value-type="string">
            <text:p text:style-name="P11">$11-60</text:p>
          </table:table-cell>
          <table:table-cell table:style-name="t11.B5" office:value-type="string">
            <text:p text:style-name="P11">$11-70</text:p>
          </table:table-cell>
          <table:table-cell table:style-name="t11.B5" office:value-type="string">
            <text:p text:style-name="P11">$11-80</text:p>
          </table:table-cell>
          <table:table-cell table:style-name="t11.B5" office:value-type="string">
            <text:p text:style-name="P11">$11-00</text:p>
          </table:table-cell>
          <table:table-cell table:style-name="t11.B5" office:value-type="string">
            <text:p text:style-name="P11">$11-10</text:p>
          </table:table-cell>
          <table:table-cell table:style-name="t11.B5" office:value-type="string">
            <text:p text:style-name="P11">$11-20</text:p>
          </table:table-cell>
          <table:table-cell table:style-name="t11.K5" table:number-rows-spanned="8" office:value-type="string">
            <text:p text:style-name="P33">±30</text:p>
          </table:table-cell>
        </table:table-row>
        <table:table-row table:style-name="t11.5">
          <table:table-cell table:style-name="t11.A5" office:value-type="string">
            <text:p text:style-name="P8"><text:span text:style-name="T8">0,</text:span>7 <text:span text:style-name="T8">Гр</text:span>Зв/ч</text:p>
          </table:table-cell>
          <table:table-cell table:style-name="t11.B5" office:value-type="string">
            <text:p text:style-name="P11">$11-31</text:p>
          </table:table-cell>
          <table:table-cell table:style-name="t11.B5" office:value-type="string">
            <text:p text:style-name="P11">$11-41</text:p>
          </table:table-cell>
          <table:table-cell table:style-name="t11.B5" office:value-type="string">
            <text:p text:style-name="P11">$11-51</text:p>
          </table:table-cell>
          <table:table-cell table:style-name="t11.B5" office:value-type="string">
            <text:p text:style-name="P11">$11-61</text:p>
          </table:table-cell>
          <table:table-cell table:style-name="t11.B5" office:value-type="string">
            <text:p text:style-name="P11">$11-71</text:p>
          </table:table-cell>
          <table:table-cell table:style-name="t11.B5" office:value-type="string">
            <text:p text:style-name="P11">$11-81</text:p>
          </table:table-cell>
          <table:table-cell table:style-name="t11.B5" office:value-type="string">
            <text:p text:style-name="P11">$11-01</text:p>
          </table:table-cell>
          <table:table-cell table:style-name="t11.B5" office:value-type="string">
            <text:p text:style-name="P11">$11-11</text:p>
          </table:table-cell>
          <table:table-cell table:style-name="t11.B5" office:value-type="string">
            <text:p text:style-name="P11">$11-21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 мк<text:span text:style-name="T8">Гр</text:span>/ч</text:p>
          </table:table-cell>
          <table:table-cell table:style-name="t11.B5" office:value-type="string">
            <text:p text:style-name="P11">$11-32</text:p>
          </table:table-cell>
          <table:table-cell table:style-name="t11.B5" office:value-type="string">
            <text:p text:style-name="P11">$11-42</text:p>
          </table:table-cell>
          <table:table-cell table:style-name="t11.B5" office:value-type="string">
            <text:p text:style-name="P11">$11-52</text:p>
          </table:table-cell>
          <table:table-cell table:style-name="t11.B5" office:value-type="string">
            <text:p text:style-name="P11">$11-62</text:p>
          </table:table-cell>
          <table:table-cell table:style-name="t11.B5" office:value-type="string">
            <text:p text:style-name="P11">$11-72</text:p>
          </table:table-cell>
          <table:table-cell table:style-name="t11.B5" office:value-type="string">
            <text:p text:style-name="P11">$11-82</text:p>
          </table:table-cell>
          <table:table-cell table:style-name="t11.B5" office:value-type="string">
            <text:p text:style-name="P11">$11-02</text:p>
          </table:table-cell>
          <table:table-cell table:style-name="t11.B5" office:value-type="string">
            <text:p text:style-name="P11">$11-12</text:p>
          </table:table-cell>
          <table:table-cell table:style-name="t11.B5" office:value-type="string">
            <text:p text:style-name="P11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<text:span text:style-name="T8">0</text:span> <text:span text:style-name="T8">мкГр/ч</text:span></text:p>
          </table:table-cell>
          <table:table-cell table:style-name="t11.B5" office:value-type="string">
            <text:p text:style-name="P11">$11-33</text:p>
          </table:table-cell>
          <table:table-cell table:style-name="t11.B5" office:value-type="string">
            <text:p text:style-name="P11">$11-43</text:p>
          </table:table-cell>
          <table:table-cell table:style-name="t11.B5" office:value-type="string">
            <text:p text:style-name="P11">$11-53</text:p>
          </table:table-cell>
          <table:table-cell table:style-name="t11.B5" office:value-type="string">
            <text:p text:style-name="P11">$11-63</text:p>
          </table:table-cell>
          <table:table-cell table:style-name="t11.B5" office:value-type="string">
            <text:p text:style-name="P11">$11-73</text:p>
          </table:table-cell>
          <table:table-cell table:style-name="t11.B5" office:value-type="string">
            <text:p text:style-name="P11">$11-83</text:p>
          </table:table-cell>
          <table:table-cell table:style-name="t11.B5" office:value-type="string">
            <text:p text:style-name="P11">$11-03</text:p>
          </table:table-cell>
          <table:table-cell table:style-name="t11.B5" office:value-type="string">
            <text:p text:style-name="P11">$11-13</text:p>
          </table:table-cell>
          <table:table-cell table:style-name="t11.B5" office:value-type="string">
            <text:p text:style-name="P11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8"><text:span text:style-name="T8">0,</text:span>7 м<text:span text:style-name="T8">Гр</text:span>/ч</text:p>
          </table:table-cell>
          <table:table-cell table:style-name="t11.B5" office:value-type="string">
            <text:p text:style-name="P11">$11-34</text:p>
          </table:table-cell>
          <table:table-cell table:style-name="t11.B5" office:value-type="string">
            <text:p text:style-name="P11">$11-44</text:p>
          </table:table-cell>
          <table:table-cell table:style-name="t11.B5" office:value-type="string">
            <text:p text:style-name="P11">$11-54</text:p>
          </table:table-cell>
          <table:table-cell table:style-name="t11.B5" office:value-type="string">
            <text:p text:style-name="P11">$11-64</text:p>
          </table:table-cell>
          <table:table-cell table:style-name="t11.B5" office:value-type="string">
            <text:p text:style-name="P11">$11-74</text:p>
          </table:table-cell>
          <table:table-cell table:style-name="t11.B5" office:value-type="string">
            <text:p text:style-name="P11">$11-84</text:p>
          </table:table-cell>
          <table:table-cell table:style-name="t11.B5" office:value-type="string">
            <text:p text:style-name="P11">$11-04</text:p>
          </table:table-cell>
          <table:table-cell table:style-name="t11.B5" office:value-type="string">
            <text:p text:style-name="P11">$11-14</text:p>
          </table:table-cell>
          <table:table-cell table:style-name="t11.B5" office:value-type="string">
            <text:p text:style-name="P11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 м<text:span text:style-name="T8">Гр</text:span>/ч</text:p>
          </table:table-cell>
          <table:table-cell table:style-name="t11.B5" office:value-type="string">
            <text:p text:style-name="P11">$11-35</text:p>
          </table:table-cell>
          <table:table-cell table:style-name="t11.B5" office:value-type="string">
            <text:p text:style-name="P11">$11-45</text:p>
          </table:table-cell>
          <table:table-cell table:style-name="t11.B5" office:value-type="string">
            <text:p text:style-name="P11">$11-55</text:p>
          </table:table-cell>
          <table:table-cell table:style-name="t11.B5" office:value-type="string">
            <text:p text:style-name="P11">$11-65</text:p>
          </table:table-cell>
          <table:table-cell table:style-name="t11.B5" office:value-type="string">
            <text:p text:style-name="P11">$11-75</text:p>
          </table:table-cell>
          <table:table-cell table:style-name="t11.B5" office:value-type="string">
            <text:p text:style-name="P11">$11-85</text:p>
          </table:table-cell>
          <table:table-cell table:style-name="t11.B5" office:value-type="string">
            <text:p text:style-name="P11">$11-05</text:p>
          </table:table-cell>
          <table:table-cell table:style-name="t11.B5" office:value-type="string">
            <text:p text:style-name="P11">$11-15</text:p>
          </table:table-cell>
          <table:table-cell table:style-name="t11.B5" office:value-type="string">
            <text:p text:style-name="P11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8"><text:span text:style-name="T8">70</text:span> <text:span text:style-name="T8">мГр</text:span>/ч</text:p>
          </table:table-cell>
          <table:table-cell table:style-name="t11.B5" office:value-type="string">
            <text:p text:style-name="P11">$11-36</text:p>
          </table:table-cell>
          <table:table-cell table:style-name="t11.B5" office:value-type="string">
            <text:p text:style-name="P11">$11-46</text:p>
          </table:table-cell>
          <table:table-cell table:style-name="t11.B5" office:value-type="string">
            <text:p text:style-name="P11">$11-56</text:p>
          </table:table-cell>
          <table:table-cell table:style-name="t11.B5" office:value-type="string">
            <text:p text:style-name="P11">$11-66</text:p>
          </table:table-cell>
          <table:table-cell table:style-name="t11.B5" office:value-type="string">
            <text:p text:style-name="P11">$11-76</text:p>
          </table:table-cell>
          <table:table-cell table:style-name="t11.B5" office:value-type="string">
            <text:p text:style-name="P11">$11-86</text:p>
          </table:table-cell>
          <table:table-cell table:style-name="t11.B5" office:value-type="string">
            <text:p text:style-name="P11">$11-06</text:p>
          </table:table-cell>
          <table:table-cell table:style-name="t11.B5" office:value-type="string">
            <text:p text:style-name="P11">$11-16</text:p>
          </table:table-cell>
          <table:table-cell table:style-name="t11.B5" office:value-type="string">
            <text:p text:style-name="P11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8"><text:span text:style-name="T8">0,</text:span>7 <text:span text:style-name="T8">Гр</text:span>/ч</text:p>
          </table:table-cell>
          <table:table-cell table:style-name="t11.B12" office:value-type="string">
            <text:p text:style-name="P11">$11-37</text:p>
          </table:table-cell>
          <table:table-cell table:style-name="t11.B12" office:value-type="string">
            <text:p text:style-name="P11">$11-47</text:p>
          </table:table-cell>
          <table:table-cell table:style-name="t11.B12" office:value-type="string">
            <text:p text:style-name="P11">$11-57</text:p>
          </table:table-cell>
          <table:table-cell table:style-name="t11.B12" office:value-type="string">
            <text:p text:style-name="P11">$11-67</text:p>
          </table:table-cell>
          <table:table-cell table:style-name="t11.B12" office:value-type="string">
            <text:p text:style-name="P11">$11-77</text:p>
          </table:table-cell>
          <table:table-cell table:style-name="t11.B12" office:value-type="string">
            <text:p text:style-name="P11">$11-87</text:p>
          </table:table-cell>
          <table:table-cell table:style-name="t11.B12" office:value-type="string">
            <text:p text:style-name="P11">$11-07</text:p>
          </table:table-cell>
          <table:table-cell table:style-name="t11.B12" office:value-type="string">
            <text:p text:style-name="P11">$11-17</text:p>
          </table:table-cell>
          <table:table-cell table:style-name="t11.B12" office:value-type="string">
            <text:p text:style-name="P11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6">Блок детектирования <text:span text:style-name="T8">БДКГ-25 </text:span>зав № $bd_num1<text:span text:style-name="T8">2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4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2.B2" table:number-rows-spanned="3" office:value-type="string">
            <text:p text:style-name="P16">Номер источ-ника</text:p>
          </table:table-cell>
          <table:table-cell table:style-name="t1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2.B2" table:number-columns-spanned="5" office:value-type="string">
            <text:p text:style-name="P2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2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2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3">погреш-ности</text:span>, </text:p>
            <text:p text:style-name="P1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3">Фон, н<text:span text:style-name="T26">Гр</text:span>/ч</text:p>
          </table:table-cell>
          <table:table-cell table:style-name="t1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3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4"><text:span text:style-name="T32">D</text:span><text:span text:style-name="T10">1</text:span></text:p>
          </table:table-cell>
          <table:table-cell table:style-name="t12.D3" office:value-type="string">
            <text:p text:style-name="P23"><text:span text:style-name="T33">D</text:span><text:span text:style-name="T10">2</text:span></text:p>
          </table:table-cell>
          <table:table-cell table:style-name="t12.D3" office:value-type="string">
            <text:p text:style-name="P23"><text:span text:style-name="T33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8"><text:span text:style-name="T8">0,07</text:span> <text:span text:style-name="T8">Гр</text:span>Зв/ч</text:p>
          </table:table-cell>
          <table:table-cell table:style-name="t12.B5" office:value-type="string">
            <text:p text:style-name="P11">$12-30</text:p>
          </table:table-cell>
          <table:table-cell table:style-name="t12.B5" office:value-type="string">
            <text:p text:style-name="P11">$12-40</text:p>
          </table:table-cell>
          <table:table-cell table:style-name="t12.B5" office:value-type="string">
            <text:p text:style-name="P11">$12-50</text:p>
          </table:table-cell>
          <table:table-cell table:style-name="t12.B5" office:value-type="string">
            <text:p text:style-name="P11">$12-60</text:p>
          </table:table-cell>
          <table:table-cell table:style-name="t12.B5" office:value-type="string">
            <text:p text:style-name="P11">$12-70</text:p>
          </table:table-cell>
          <table:table-cell table:style-name="t12.B5" office:value-type="string">
            <text:p text:style-name="P11">$12-80</text:p>
          </table:table-cell>
          <table:table-cell table:style-name="t12.B5" office:value-type="string">
            <text:p text:style-name="P11">$12-00</text:p>
          </table:table-cell>
          <table:table-cell table:style-name="t12.B5" office:value-type="string">
            <text:p text:style-name="P11">$12-10</text:p>
          </table:table-cell>
          <table:table-cell table:style-name="t12.B5" office:value-type="string">
            <text:p text:style-name="P11">$12-20</text:p>
          </table:table-cell>
          <table:table-cell table:style-name="t12.K5" table:number-rows-spanned="8" office:value-type="string">
            <text:p text:style-name="P33">±30</text:p>
          </table:table-cell>
        </table:table-row>
        <table:table-row table:style-name="t12.5">
          <table:table-cell table:style-name="t12.A5" office:value-type="string">
            <text:p text:style-name="P8"><text:span text:style-name="T8">0,</text:span>7 <text:span text:style-name="T8">Гр</text:span>Зв/ч</text:p>
          </table:table-cell>
          <table:table-cell table:style-name="t12.B5" office:value-type="string">
            <text:p text:style-name="P11">$12-31</text:p>
          </table:table-cell>
          <table:table-cell table:style-name="t12.B5" office:value-type="string">
            <text:p text:style-name="P11">$12-41</text:p>
          </table:table-cell>
          <table:table-cell table:style-name="t12.B5" office:value-type="string">
            <text:p text:style-name="P11">$12-51</text:p>
          </table:table-cell>
          <table:table-cell table:style-name="t12.B5" office:value-type="string">
            <text:p text:style-name="P11">$12-61</text:p>
          </table:table-cell>
          <table:table-cell table:style-name="t12.B5" office:value-type="string">
            <text:p text:style-name="P11">$12-71</text:p>
          </table:table-cell>
          <table:table-cell table:style-name="t12.B5" office:value-type="string">
            <text:p text:style-name="P11">$12-81</text:p>
          </table:table-cell>
          <table:table-cell table:style-name="t12.B5" office:value-type="string">
            <text:p text:style-name="P11">$12-01</text:p>
          </table:table-cell>
          <table:table-cell table:style-name="t12.B5" office:value-type="string">
            <text:p text:style-name="P11">$12-11</text:p>
          </table:table-cell>
          <table:table-cell table:style-name="t12.B5" office:value-type="string">
            <text:p text:style-name="P11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 мк<text:span text:style-name="T8">Гр</text:span>/ч</text:p>
          </table:table-cell>
          <table:table-cell table:style-name="t12.B5" office:value-type="string">
            <text:p text:style-name="P11">$12-32</text:p>
          </table:table-cell>
          <table:table-cell table:style-name="t12.B5" office:value-type="string">
            <text:p text:style-name="P11">$12-42</text:p>
          </table:table-cell>
          <table:table-cell table:style-name="t12.B5" office:value-type="string">
            <text:p text:style-name="P11">$12-52</text:p>
          </table:table-cell>
          <table:table-cell table:style-name="t12.B5" office:value-type="string">
            <text:p text:style-name="P11">$12-62</text:p>
          </table:table-cell>
          <table:table-cell table:style-name="t12.B5" office:value-type="string">
            <text:p text:style-name="P11">$12-72</text:p>
          </table:table-cell>
          <table:table-cell table:style-name="t12.B5" office:value-type="string">
            <text:p text:style-name="P11">$12-82</text:p>
          </table:table-cell>
          <table:table-cell table:style-name="t12.B5" office:value-type="string">
            <text:p text:style-name="P11">$12-02</text:p>
          </table:table-cell>
          <table:table-cell table:style-name="t12.B5" office:value-type="string">
            <text:p text:style-name="P11">$12-12</text:p>
          </table:table-cell>
          <table:table-cell table:style-name="t12.B5" office:value-type="string">
            <text:p text:style-name="P11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<text:span text:style-name="T8">0</text:span> <text:span text:style-name="T8">мкГр/ч</text:span></text:p>
          </table:table-cell>
          <table:table-cell table:style-name="t12.B5" office:value-type="string">
            <text:p text:style-name="P11">$12-33</text:p>
          </table:table-cell>
          <table:table-cell table:style-name="t12.B5" office:value-type="string">
            <text:p text:style-name="P11">$12-43</text:p>
          </table:table-cell>
          <table:table-cell table:style-name="t12.B5" office:value-type="string">
            <text:p text:style-name="P11">$12-53</text:p>
          </table:table-cell>
          <table:table-cell table:style-name="t12.B5" office:value-type="string">
            <text:p text:style-name="P11">$12-63</text:p>
          </table:table-cell>
          <table:table-cell table:style-name="t12.B5" office:value-type="string">
            <text:p text:style-name="P11">$12-73</text:p>
          </table:table-cell>
          <table:table-cell table:style-name="t12.B5" office:value-type="string">
            <text:p text:style-name="P11">$12-83</text:p>
          </table:table-cell>
          <table:table-cell table:style-name="t12.B5" office:value-type="string">
            <text:p text:style-name="P11">$12-03</text:p>
          </table:table-cell>
          <table:table-cell table:style-name="t12.B5" office:value-type="string">
            <text:p text:style-name="P11">$12-13</text:p>
          </table:table-cell>
          <table:table-cell table:style-name="t12.B5" office:value-type="string">
            <text:p text:style-name="P11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8"><text:span text:style-name="T8">0,</text:span>7 м<text:span text:style-name="T8">Гр</text:span>/ч</text:p>
          </table:table-cell>
          <table:table-cell table:style-name="t12.B5" office:value-type="string">
            <text:p text:style-name="P11">$12-34</text:p>
          </table:table-cell>
          <table:table-cell table:style-name="t12.B5" office:value-type="string">
            <text:p text:style-name="P11">$12-44</text:p>
          </table:table-cell>
          <table:table-cell table:style-name="t12.B5" office:value-type="string">
            <text:p text:style-name="P11">$12-54</text:p>
          </table:table-cell>
          <table:table-cell table:style-name="t12.B5" office:value-type="string">
            <text:p text:style-name="P11">$12-64</text:p>
          </table:table-cell>
          <table:table-cell table:style-name="t12.B5" office:value-type="string">
            <text:p text:style-name="P11">$12-74</text:p>
          </table:table-cell>
          <table:table-cell table:style-name="t12.B5" office:value-type="string">
            <text:p text:style-name="P11">$12-84</text:p>
          </table:table-cell>
          <table:table-cell table:style-name="t12.B5" office:value-type="string">
            <text:p text:style-name="P11">$12-04</text:p>
          </table:table-cell>
          <table:table-cell table:style-name="t12.B5" office:value-type="string">
            <text:p text:style-name="P11">$12-14</text:p>
          </table:table-cell>
          <table:table-cell table:style-name="t12.B5" office:value-type="string">
            <text:p text:style-name="P11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 м<text:span text:style-name="T8">Гр</text:span>/ч</text:p>
          </table:table-cell>
          <table:table-cell table:style-name="t12.B5" office:value-type="string">
            <text:p text:style-name="P11">$12-35</text:p>
          </table:table-cell>
          <table:table-cell table:style-name="t12.B5" office:value-type="string">
            <text:p text:style-name="P11">$12-45</text:p>
          </table:table-cell>
          <table:table-cell table:style-name="t12.B5" office:value-type="string">
            <text:p text:style-name="P11">$12-55</text:p>
          </table:table-cell>
          <table:table-cell table:style-name="t12.B5" office:value-type="string">
            <text:p text:style-name="P11">$12-65</text:p>
          </table:table-cell>
          <table:table-cell table:style-name="t12.B5" office:value-type="string">
            <text:p text:style-name="P11">$12-75</text:p>
          </table:table-cell>
          <table:table-cell table:style-name="t12.B5" office:value-type="string">
            <text:p text:style-name="P11">$12-85</text:p>
          </table:table-cell>
          <table:table-cell table:style-name="t12.B5" office:value-type="string">
            <text:p text:style-name="P11">$12-05</text:p>
          </table:table-cell>
          <table:table-cell table:style-name="t12.B5" office:value-type="string">
            <text:p text:style-name="P11">$12-15</text:p>
          </table:table-cell>
          <table:table-cell table:style-name="t12.B5" office:value-type="string">
            <text:p text:style-name="P11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8"><text:span text:style-name="T8">70</text:span> <text:span text:style-name="T8">мГр</text:span>/ч</text:p>
          </table:table-cell>
          <table:table-cell table:style-name="t12.B5" office:value-type="string">
            <text:p text:style-name="P11">$12-36</text:p>
          </table:table-cell>
          <table:table-cell table:style-name="t12.B5" office:value-type="string">
            <text:p text:style-name="P11">$12-46</text:p>
          </table:table-cell>
          <table:table-cell table:style-name="t12.B5" office:value-type="string">
            <text:p text:style-name="P11">$12-56</text:p>
          </table:table-cell>
          <table:table-cell table:style-name="t12.B5" office:value-type="string">
            <text:p text:style-name="P11">$12-66</text:p>
          </table:table-cell>
          <table:table-cell table:style-name="t12.B5" office:value-type="string">
            <text:p text:style-name="P11">$12-76</text:p>
          </table:table-cell>
          <table:table-cell table:style-name="t12.B5" office:value-type="string">
            <text:p text:style-name="P11">$12-86</text:p>
          </table:table-cell>
          <table:table-cell table:style-name="t12.B5" office:value-type="string">
            <text:p text:style-name="P11">$12-06</text:p>
          </table:table-cell>
          <table:table-cell table:style-name="t12.B5" office:value-type="string">
            <text:p text:style-name="P11">$12-16</text:p>
          </table:table-cell>
          <table:table-cell table:style-name="t12.B5" office:value-type="string">
            <text:p text:style-name="P11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8"><text:span text:style-name="T8">0,</text:span>7 <text:span text:style-name="T8">Гр</text:span>/ч</text:p>
          </table:table-cell>
          <table:table-cell table:style-name="t12.B12" office:value-type="string">
            <text:p text:style-name="P11">$12-37</text:p>
          </table:table-cell>
          <table:table-cell table:style-name="t12.B12" office:value-type="string">
            <text:p text:style-name="P11">$12-47</text:p>
          </table:table-cell>
          <table:table-cell table:style-name="t12.B12" office:value-type="string">
            <text:p text:style-name="P11">$12-57</text:p>
          </table:table-cell>
          <table:table-cell table:style-name="t12.B12" office:value-type="string">
            <text:p text:style-name="P11">$12-67</text:p>
          </table:table-cell>
          <table:table-cell table:style-name="t12.B12" office:value-type="string">
            <text:p text:style-name="P11">$12-77</text:p>
          </table:table-cell>
          <table:table-cell table:style-name="t12.B12" office:value-type="string">
            <text:p text:style-name="P11">$12-87</text:p>
          </table:table-cell>
          <table:table-cell table:style-name="t12.B12" office:value-type="string">
            <text:p text:style-name="P11">$12-07</text:p>
          </table:table-cell>
          <table:table-cell table:style-name="t12.B12" office:value-type="string">
            <text:p text:style-name="P11">$12-17</text:p>
          </table:table-cell>
          <table:table-cell table:style-name="t12.B12" office:value-type="string">
            <text:p text:style-name="P11">$12-27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52:55.16</dc:date>
    <meta:editing-duration>P3DT2H37M36S</meta:editing-duration>
    <meta:editing-cycles>311</meta:editing-cycles>
    <meta:generator>OpenOffice/4.1.6$Win32 OpenOffice.org_project/416m1$Build-9790</meta:generator>
    <meta:document-statistic meta:table-count="13" meta:image-count="0" meta:object-count="0" meta:page-count="7" meta:paragraph-count="1203" meta:word-count="1843" meta:character-count="11403"/>
  </office:meta>
</office:document-meta>
</file>